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3.142cm" fo:min-width="4.266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3.81cm" fo:min-width="3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61cm"/>
    </style:style>
    <style:style style:name="gr4" style:family="graphic" style:parent-style-name="standard">
      <style:graphic-properties draw:textarea-horizontal-align="justify" draw:textarea-vertical-align="middle" draw:auto-grow-height="false" fo:min-height="0.874cm" fo:min-width="14.27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765cm" svg:height="5.426cm" svg:x="1.696cm" svg:y="17.002cm">
          <text:p text:style-name="P1"><text:span text:style-name="T1"/></text:p>
          <text:p text:style-name="P1"><text:span text:style-name="T2">Dépôt</text:span></text:p>
          <text:p text:style-name="P1"><text:span text:style-name="T2">de </text:span></text:p>
          <text:p text:style-name="P1"><text:span text:style-name="T2">l'entrepri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5.099cm" svg:height="5.334cm" svg:x="2.143cm" svg:y="4.556cm">
          <text:p text:style-name="P1"><text:span text:style-name="T3">Boutique</text:span></text:p>
          <text:p text:style-name="P1"><text:span text:style-name="T3">de</text:span></text:p>
          <text:p text:style-name="P1"><text:span text:style-name="T3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5.099cm" svg:height="5.334cm" svg:x="7.543cm" svg:y="4.557cm">
          <text:p text:style-name="P1"><text:span text:style-name="T3">Boutique</text:span></text:p>
          <text:p text:style-name="P1"><text:span text:style-name="T3">de</text:span></text:p>
          <text:p text:style-name="P1"><text:span text:style-name="T3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4" draw:id="id4" draw:layer="layout" svg:width="5.099cm" svg:height="5.334cm" svg:x="15.143cm" svg:y="4.558cm">
          <text:p text:style-name="P1"><text:span text:style-name="T3">Boutique</text:span></text:p>
          <text:p text:style-name="P1"><text:span text:style-name="T3">de</text:span></text:p>
          <text:p text:style-name="P1"><text:span text:style-name="T3">L'entrepri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4" draw:layer="layout" svg:width="2.161cm" svg:height="1.195cm" svg:x="12.849cm" svg:y="6.79cm">
          <draw:text-box>
            <text:p><text:span text:style-name="T4">. . . .</text:span></text:p>
          </draw:text-box>
        </draw:frame>
        <draw:custom-shape draw:style-name="gr1" draw:text-style-name="P2" xml:id="id6" draw:id="id6" draw:layer="layout" svg:width="4.765cm" svg:height="5.426cm" svg:x="7.396cm" svg:y="17.003cm">
          <text:p text:style-name="P1"><text:span text:style-name="T1"/></text:p>
          <text:p text:style-name="P1"><text:span text:style-name="T2">Dépôt</text:span></text:p>
          <text:p text:style-name="P1"><text:span text:style-name="T2">de </text:span></text:p>
          <text:p text:style-name="P1"><text:span text:style-name="T2">l'entrepri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2.161cm" svg:height="1.195cm" svg:x="12.85cm" svg:y="19.391cm">
          <draw:text-box>
            <text:p><text:span text:style-name="T4">. . . .</text:span></text:p>
          </draw:text-box>
        </draw:frame>
        <draw:custom-shape draw:style-name="gr1" draw:text-style-name="P2" xml:id="id7" draw:id="id7" draw:layer="layout" svg:width="4.765cm" svg:height="5.426cm" svg:x="15.296cm" svg:y="17.004cm">
          <text:p text:style-name="P1"><text:span text:style-name="T1"/></text:p>
          <text:p text:style-name="P1"><text:span text:style-name="T2">Dépôt</text:span></text:p>
          <text:p text:style-name="P1"><text:span text:style-name="T2">de </text:span></text:p>
          <text:p text:style-name="P1"><text:span text:style-name="T2">l'entrepri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2" draw:id="id2" draw:layer="layout" svg:width="18.447cm" svg:height="2.248cm" svg:x="1.643cm" svg:y="12.468cm">
          <text:p text:style-name="P1">Lien de communica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" draw:text-style-name="P1" draw:layer="layout" draw:type="line" svg:x1="4.055cm" svg:y1="9.89cm" svg:x2="1.643cm" svg:y2="13.592cm" draw:start-shape="id1" draw:start-glue-point="7" draw:end-shape="id2" svg:d="M4055 9890l-2412 3702" svg:viewBox="0 0 2413 3703">
          <text:p/>
        </draw:connector>
        <draw:connector draw:style-name="gr5" draw:text-style-name="P1" draw:layer="layout" draw:type="line" svg:x1="9.455cm" svg:y1="9.891cm" svg:x2="10.866cm" svg:y2="12.468cm" draw:start-shape="id3" draw:start-glue-point="7" draw:end-shape="id2" svg:d="M9455 9891l1411 2577" svg:viewBox="0 0 1412 2578">
          <text:p/>
        </draw:connector>
        <draw:connector draw:style-name="gr5" draw:text-style-name="P1" draw:layer="layout" draw:type="line" svg:x1="17.055cm" svg:y1="9.892cm" svg:x2="20.09cm" svg:y2="13.592cm" draw:start-shape="id4" draw:start-glue-point="7" draw:end-shape="id2" svg:d="M17055 9892l3035 3700" svg:viewBox="0 0 3036 3701">
          <text:p/>
        </draw:connector>
        <draw:connector draw:style-name="gr5" draw:text-style-name="P1" draw:layer="layout" draw:type="line" svg:x1="4.079cm" svg:y1="17.002cm" svg:x2="1.643cm" svg:y2="13.592cm" draw:start-shape="id5" draw:start-glue-point="5" draw:end-shape="id2" svg:d="M4079 17002l-2436-3410" svg:viewBox="0 0 2437 3411">
          <text:p/>
        </draw:connector>
        <draw:connector draw:style-name="gr5" draw:text-style-name="P1" draw:layer="layout" draw:type="line" svg:x1="9.779cm" svg:y1="17.003cm" svg:x2="10.866cm" svg:y2="14.716cm" draw:start-shape="id6" draw:start-glue-point="5" draw:end-shape="id2" draw:end-glue-point="2" svg:d="M9779 17003l1087-2287" svg:viewBox="0 0 1088 2288">
          <text:p/>
        </draw:connector>
        <draw:connector draw:style-name="gr5" draw:text-style-name="P1" draw:layer="layout" draw:type="line" svg:x1="17.679cm" svg:y1="17.004cm" svg:x2="20.09cm" svg:y2="13.592cm" draw:start-shape="id7" draw:start-glue-point="5" draw:end-shape="id2" draw:end-glue-point="1" svg:d="M17679 17004l2411-3412" svg:viewBox="0 0 2412 34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0:05:42.738410477</meta:creation-date>
    <dc:date>2017-03-06T21:00:05.059083614</dc:date>
    <meta:editing-duration>PT1H2M38S</meta:editing-duration>
    <meta:editing-cycles>6</meta:editing-cycles>
    <meta:generator>LibreOffice/4.3.3.2$Linux_X86_64 LibreOffice_project/430m0$Build-2</meta:generator>
    <dc:creator>Jean Dieu</dc:creator>
    <meta:document-statistic meta:object-count="15"/>
  </office:meta>
</office:document-meta>
</file>